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48cm" svg:height="0.766cm" draw:transform="rotate (-1.55264490257416) translate (5.2926214128368cm 2.7704977257257cm)" svg:viewBox="0 0 5549 767" svg:d="M138 708c340 31 1565 44 2285 55 719 9 2718-2 3091-9 129 5-139-710-252-710-368 1-1608 83-2444 90-836 11-2407-82-2764-134-121-16-16 698 84 708z">
          <text:p/>
        </draw:path>
        <draw:path draw:style-name="gr1" draw:text-style-name="P1" draw:layer="layout" svg:width="0.977cm" svg:height="2.685cm" draw:transform="skewX (-0.0010471975511966) rotate (-1.55212130379856) translate (6.3117066091636cm 2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3cm" svg:height="0.661cm" draw:transform="skewX (0.00122173047639592) rotate (-2.15687788961459) translate (5.4206401432275cm 2.77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cm" draw:transform="skewX (0.00244346095279205) rotate (-2.15652882376419) translate (4.3228895804584cm 2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) rotate (-2.1556561591382) translate (6.57279065192769cm 2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4) rotate (-1.55194677087336) translate (6.3523652960857cm 7.8842917469207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5.46862398526099cm 8.00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15) rotate (-2.15652882376419) translate (4.3878895804584cm 8.31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skewX (0.00244346095279206) rotate (-2.1556561591382) translate (6.637640332617cm 8.042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339cm" svg:height="1.577cm" draw:transform="rotate (0.725184304203644) translate (3.760939154385cm 1.139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635824440438cm 0.71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5.808365976276cm 1.3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17:19.35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